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4a8" officeooo:paragraph-rsid="0003c4a8"/>
    </style:style>
    <style:style style:name="P2" style:family="paragraph" style:parent-style-name="Standard">
      <style:text-properties officeooo:rsid="00059aa9" officeooo:paragraph-rsid="00073a04"/>
    </style:style>
    <style:style style:name="T1" style:family="text">
      <style:text-properties officeooo:rsid="00059aa9"/>
    </style:style>
    <style:style style:name="T2" style:family="text">
      <style:text-properties officeooo:rsid="00073a04"/>
    </style:style>
    <style:style style:name="T3" style:family="text">
      <style:text-properties officeooo:rsid="0007dab1"/>
    </style:style>
    <style:style style:name="T4" style:family="text">
      <style:text-properties officeooo:rsid="00087536"/>
    </style:style>
    <style:style style:name="T5" style:family="text">
      <style:text-properties officeooo:rsid="0009b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Introduction</text:p>
      <text:p text:style-name="P1"/>
      <text:p text:style-name="P1">## Mass Spectrometry</text:p>
      <text:p text:style-name="P1"/>
      <text:p text:style-name="P1"/>
      <text:p text:style-name="P1"/>
      <text:p text:style-name="P1">### MS-Spectrum</text:p>
      <text:p text:style-name="P1"/>
      <text:p text:style-name="P1">Every peptide is reflected by its` indivual fingerprint in the ms-spectrum. The fingerprint is based on the chemical properties and modifications. In order to identify proteins, fingerprints are matched against a sequence database <text:span text:style-name="T1">\citep{Cox2008}. </text:span></text:p>
      <text:p text:style-name="P1"/>
      <text:p text:style-name="P1"/>
      <text:p text:style-name="P1"/>
      <text:p text:style-name="P1">### <text:span text:style-name="T1">Interpretation of the data</text:span></text:p>
      <text:p text:style-name="P1"/>
      <text:p text:style-name="P2">Since ms data has a high resoultuion, algorithms are used to convert peaks to <text:span text:style-name="T4">an </text:span>interpretable form. These algorithms find local minima of the function to seperate peaks from each other. Peaks include all isotopes of the protein`s containing atoms. </text:p>
      <text:p text:style-name="P2">MaxQuant \citep{Cox2008} is one of the sofware packages to process the data and provides it for further analysis and statistical testing. <text:span text:style-name="T2">To find the istopic distribution of a biomolecue, MaxQuant creates a vertex of every single peak and connects them with their possible isotopic counterparts by finding the proportion of mass of an average aminoacid to its` respective isotope (averagine \citep{</text:span><text:span text:style-name="T3">Senko1995}</text:span><text:span text:style-name="T2">). </text:span><text:span text:style-name="T3">After this procedure a large amount of noise is reduced and a single peak reflects a small biomolecule. </text:span><text:span text:style-name="T4">These biomolecules can now be searched in a database in forward and reverse direction. The peptide identification (P-) score indicates the fit of the data to the found sequence in the database </text:span><text:span text:style-name="T5">according to the length of the peptide</text:span><text:span text:style-name="T4"> and is used to calculate the posterior error probability </text:span><text:span text:style-name="T5">(FDR)</text:span><text:span text:style-name="T4">. </text:span><text:span text:style-name="T5">The calculation of the false discovery rate is then calculated by taking FDR into contrast. After these calculation the peptide peaks are joined to a protein and can be quantified. </text:span></text:p>
      <text:p text:style-name="P1"/>
      <text:p text:style-name="P1"><text:s/></text:p>
      <text:p text:style-name="Standard"/>
      <text:p text:style-name="Standard">follow sctranscr. analysis pipe</text:p>
      <text:p text:style-name="Standard"/>
      <text:p text:style-name="Standard">signatures of cell clustures</text:p>
      <text:p text:style-name="Standard"/>
      <text:p text:style-name="Standard">monocyte data acvailiabe</text:p>
      <text:p text:style-name="Standard"/>
      <text:p text:style-name="Standard">tmt label --&gt; noise reduction</text:p>
      <text:p text:style-name="Standard"/>
      <text:p text:style-name="Standard">tools for clustering</text:p>
      <text:p text:style-name="Standard"/>
      <text:p text:style-name="Standard"><text:tab/>plst, knm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0:31.775380465</meta:creation-date>
    <dc:date>2023-02-03T14:01:33.800522324</dc:date>
    <meta:editing-duration>PT12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66" meta:character-count="1713" meta:non-whitespace-character-count="1455"/>
  </office:meta>
</office:document-meta>
</file>